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5in" fo:margin-left="-0.075in" fo:margin-top="0in" fo:margin-bottom="0in" table:align="left" style:writing-mode="lr-tb"/>
    </style:style>
    <style:style style:name="Table1.A" style:family="table-column">
      <style:table-column-properties style:column-width="1.5514in"/>
    </style:style>
    <style:style style:name="Table1.B" style:family="table-column">
      <style:table-column-properties style:column-width="4.8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375in" fo:margin-left="-0.075in" fo:margin-top="0in" fo:margin-bottom="0in" table:align="left" style:writing-mode="lr-tb"/>
    </style:style>
    <style:style style:name="Table2.A" style:family="table-column">
      <style:table-column-properties style:column-width="0.9736in"/>
    </style:style>
    <style:style style:name="Table2.B" style:family="table-column">
      <style:table-column-properties style:column-width="1.7597in"/>
    </style:style>
    <style:style style:name="Table2.C" style:family="table-column">
      <style:table-column-properties style:column-width="1.4757in"/>
    </style:style>
    <style:style style:name="Table2.D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075in" fo:padding-right="0.075in" fo:padding-top="0in" fo:padding-bottom="0in" fo:border-left="1pt solid #4f81bd" fo:border-right="none" fo:border-top="1pt solid #4f81bd" fo:border-bottom="none" style:writing-mode="lr-tb">
        <style:background-image/>
      </style:table-cell-properties>
    </style:style>
    <style:style style:name="Table2.B1" style:family="table-cell">
      <style:table-cell-properties fo:background-color="#4f81bd" fo:padding-left="0.075in" fo:padding-right="0.075in" fo:padding-top="0in" fo:padding-bottom="0in" fo:border-left="none" fo:border-right="none" fo:border-top="1pt solid #4f81bd" fo:border-bottom="none" style:writing-mode="lr-tb">
        <style:background-image/>
      </style:table-cell-properties>
    </style:style>
    <style:style style:name="Table2.D1" style:family="table-cell">
      <style:table-cell-properties fo:background-color="#4f81bd" fo:padding-left="0.075in" fo:padding-right="0.075in" fo:padding-top="0in" fo:padding-bottom="0in" fo:border-left="none" fo:border-right="1pt solid #4f81bd" fo:border-top="1pt solid #4f81bd" fo:border-bottom="none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1pt solid #4f81bd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1pt solid #4f81bd" style:writing-mode="lr-tb"/>
    </style:style>
    <style:style style:name="Table2.A3" style:family="table-cell">
      <style:table-cell-properties fo:padding-left="0.075in" fo:padding-right="0.075in" fo:padding-top="0in" fo:padding-bottom="0in" fo:border-left="1pt solid #4f81bd" fo:border-right="none" fo:border-top="none" fo:border-bottom="none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none" fo:border-right="1pt solid #4f81bd" fo:border-top="none" fo:border-bottom="none" style:writing-mode="lr-tb"/>
    </style:style>
    <style:style style:name="Table2.A4" style:family="table-cell">
      <style:table-cell-properties fo:padding-left="0.075in" fo:padding-right="0.075in" fo:padding-top="0in" fo:padding-bottom="0in" fo:border="1pt solid #4f81bd" style:writing-mode="lr-tb"/>
    </style:style>
    <style:style style:name="Table2.A5" style:family="table-cell">
      <style:table-cell-properties fo:padding-left="0.075in" fo:padding-right="0.075in" fo:padding-top="0in" fo:padding-bottom="0in" fo:border-left="1pt solid #4f81bd" fo:border-right="none" fo:border-top="none" fo:border-bottom="none" style:writing-mode="lr-tb"/>
    </style:style>
    <style:style style:name="Table2.A6" style:family="table-cell">
      <style:table-cell-properties fo:padding-left="0.075in" fo:padding-right="0.075in" fo:padding-top="0in" fo:padding-bottom="0in" fo:border="1pt solid #4f81bd" style:writing-mode="lr-tb"/>
    </style:style>
    <style:style style:name="Table2.A7" style:family="table-cell">
      <style:table-cell-properties fo:padding-left="0.075in" fo:padding-right="0.075in" fo:padding-top="0in" fo:padding-bottom="0in" fo:border-left="1pt solid #4f81bd" fo:border-right="none" fo:border-top="none" fo:border-bottom="none" style:writing-mode="lr-tb"/>
    </style:style>
    <style:style style:name="Table2.A8" style:family="table-cell">
      <style:table-cell-properties fo:padding-left="0.075in" fo:padding-right="0.075in" fo:padding-top="0in" fo:padding-bottom="0in" fo:border="1pt solid #4f81bd" style:writing-mode="lr-tb"/>
    </style:style>
    <style:style style:name="Table2.A9" style:family="table-cell">
      <style:table-cell-properties fo:padding-left="0.075in" fo:padding-right="0.075in" fo:padding-top="0in" fo:padding-bottom="0in" fo:border-left="1pt solid #4f81bd" fo:border-right="none" fo:border-top="none" fo:border-bottom="1pt solid #4f81bd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4f81bd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none" fo:border-right="1pt solid #4f81bd" fo:border-top="none" fo:border-bottom="1pt solid #4f81bd" style:writing-mode="lr-tb"/>
    </style:style>
    <style:style style:name="Table3" style:family="table">
      <style:table-properties style:width="6.1111in" style:rel-width="97%" fo:margin-top="0in" fo:margin-bottom="0in" table:align="center" style:writing-mode="lr-tb"/>
    </style:style>
    <style:style style:name="Table3.A" style:family="table-column">
      <style:table-column-properties style:column-width="0.575in" style:rel-column-width="6166*"/>
    </style:style>
    <style:style style:name="Table3.B" style:family="table-column">
      <style:table-column-properties style:column-width="1.1903in" style:rel-column-width="12767*"/>
    </style:style>
    <style:style style:name="Table3.C" style:family="table-column">
      <style:table-column-properties style:column-width="1.5799in" style:rel-column-width="16940*"/>
    </style:style>
    <style:style style:name="Table3.D" style:family="table-column">
      <style:table-column-properties style:column-width="1.3847in" style:rel-column-width="14851*"/>
    </style:style>
    <style:style style:name="Table3.E" style:family="table-column">
      <style:table-column-properties style:column-width="1.3813in" style:rel-column-width="14811*"/>
    </style:style>
    <style:style style:name="Table3.1" style:family="table-row">
      <style:table-row-properties style:min-row-height="0.4292in" fo:keep-together="auto"/>
    </style:style>
    <style:style style:name="Table3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3.2" style:family="table-row">
      <style:table-row-properties style:min-row-height="0.25in" fo:keep-together="auto"/>
    </style:style>
    <style:style style:name="Table3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3" style:family="table-row">
      <style:table-row-properties style:min-row-height="0.1181in" fo:keep-together="auto"/>
    </style:style>
    <style:style style:name="Table3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" style:family="table">
      <style:table-properties style:width="6.1104in" style:rel-width="97%" fo:margin-left="0.0007in" fo:margin-top="0in" fo:margin-bottom="0in" table:align="left" style:writing-mode="lr-tb"/>
    </style:style>
    <style:style style:name="Table5.A" style:family="table-column">
      <style:table-column-properties style:column-width="0.5361in" style:rel-column-width="5747*"/>
    </style:style>
    <style:style style:name="Table5.B" style:family="table-column">
      <style:table-column-properties style:column-width="1.225in" style:rel-column-width="13140*"/>
    </style:style>
    <style:style style:name="Table5.C" style:family="table-column">
      <style:table-column-properties style:column-width="1.5924in" style:rel-column-width="17078*"/>
    </style:style>
    <style:style style:name="Table5.D" style:family="table-column">
      <style:table-column-properties style:column-width="1.4528in" style:rel-column-width="15584*"/>
    </style:style>
    <style:style style:name="Table5.E" style:family="table-column">
      <style:table-column-properties style:column-width="1.3042in" style:rel-column-width="13986*"/>
    </style:style>
    <style:style style:name="Table5.1" style:family="table-row">
      <style:table-row-properties style:min-row-height="0.4292in" fo:keep-together="auto"/>
    </style:style>
    <style:style style:name="Table5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5.2" style:family="table-row">
      <style:table-row-properties style:min-row-height="0.3125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fo:color="#4f6228" loext:opacity="100%" style:font-name="Calibri" fo:font-weight="bold" style:font-weight-asian="bold"/>
    </style:style>
    <style:style style:name="P2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style:font-name="Calibri"/>
    </style:style>
    <style:style style:name="P3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5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6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text-align="end" style:justify-single-word="false" fo:orphans="0" fo:widows="0"/>
    </style:style>
    <style:style style:name="P10" style:family="paragraph" style:parent-style-name="Standard">
      <style:paragraph-properties fo:margin-left="0.4925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fo:font-weight="normal" style:letter-kerning="false" style:font-name-asian="F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language="pl" fo:country="PL" fo:font-weight="bold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language="pl" fo:country="PL" fo:font-weight="bold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.0984in" fo:margin-right="0in" fo:margin-top="0in" fo:margin-bottom="0in" style:contextual-spacing="false" fo:line-height="100%" fo:text-align="justify" style:justify-single-word="false" fo:text-indent="-0.0984in" style:auto-text-indent="false"/>
    </style:style>
    <style:style style:name="P21" style:family="paragraph" style:parent-style-name="Standard">
      <style:paragraph-properties fo:margin-left="0.12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left="0.12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left="0.12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fo:color="#808080" loext:opacity="100%"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left="0.12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fo:color="#808080" loext:opacity="100%"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.1in" fo:margin-right="0in" fo:orphans="0" fo:widows="0" fo:text-indent="0in" style:auto-text-indent="false"/>
    </style:style>
    <style:style style:name="P27" style:family="paragraph" style:parent-style-name="Standard">
      <style:paragraph-properties fo:margin-left="0.1in" fo:margin-right="0in" fo:orphans="0" fo:widows="0" fo:text-indent="0in" style:auto-text-indent="false"/>
    </style:style>
    <style:style style:name="P28" style:family="paragraph" style:parent-style-name="Standard">
      <style:paragraph-properties fo:margin-left="0.0984in" fo:margin-right="0in" fo:orphans="0" fo:widows="0" fo:text-indent="0in" style:auto-text-indent="false"/>
    </style:style>
    <style:style style:name="T1" style:family="text">
      <style:text-properties style:font-weight-complex="bold"/>
    </style:style>
    <style:style style:name="T2" style:family="text">
      <style:text-properties fo:color="#808080" loext:opacity="100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fo:language="pl" fo:country="PL"/>
    </style:style>
    <style:style style:name="T6" style:family="text">
      <style:text-properties style:font-name="Calibri"/>
    </style:style>
    <style:style style:name="T7" style:family="text">
      <style:text-properties fo:language="pl" fo:country="PL"/>
    </style:style>
    <style:style style:name="T8" style:family="text">
      <style:text-properties fo:color="#4f6228" loext:opacity="100%" style:font-name="Calibri" fo:font-weight="bold" style:font-weight-asian="bold"/>
    </style:style>
    <style:style style:name="T9" style:family="text">
      <style:text-properties fo:color="#4f622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[Nazwa projektu]</text:p>
      <text:p text:style-name="No_20_Spacing">Symbol projektu w SAP: <text:tab/>[numerSAP]</text:p>
      <text:p text:style-name="No_20_Spacing">PKS:<text:tab/><text:tab/><text:tab/><text:tab/>[Nazwisko i imię PKS] </text:p>
      <text:p text:style-name="No_20_Spacing">Kierownik Projektu:<text:tab/><text:tab/>[Nazwisko i imię KP]</text:p>
      <text:p text:style-name="Standard">Status dokumentu:<text:tab/><text:tab/>[roboczy/zatwierdzony]</text:p>
      <text:h text:style-name="Heading_20_2" text:outline-level="2">Definicja projektu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Tło projektu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Cele projektu</text:p>
          </table:table-cell>
          <table:table-cell table:style-name="Table1.B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Koszt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Czas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Jakość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Zakres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Korzyści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Ryzyka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Pożądane rezultaty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Wyłączenia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Założenia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Ograniczenia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Tolerancje projektu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Użytkownicy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Inne znane zainteresowane strony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2">Punkty styku</text:p>
          </table:table-cell>
          <table:table-cell table:style-name="Table1.A1" office:value-type="string">
            <text:p text:style-name="P14"/>
          </table:table-cell>
        </table:table-row>
      </table:table>
      <text:h text:style-name="Heading_20_2" text:outline-level="2">Zarys Uzasadnienia Biznesowego </text:h>
      <text:p text:style-name="Standard"><text:span text:style-name="T2">[Opisz przyczyny, dla których projekt jest potrzebny oraz wybrane możliwe rozwiązanie biznesowe. Szczegółowy dokument -&gt; Uzasadnienie Biznesowe. Dodaj odniesienie do dokumentu Uzasadnienie Biznesowe]</text:span></text:p>
      <text:h text:style-name="Heading_20_2" text:outline-level="2">Opis Produktu Końcowego Projektu</text:h>
      <text:p text:style-name="Standard"><text:span text:style-name="T2">[Obejmuje oczekiwania jakościowe klienta, kryteria akceptacji ze strony użytkownika oraz kryteria akceptacji przedstawione przez zespoły eksploatacji i utrzymania. Szczegółowy dokument -&gt; Opis Produktu Końcowego. Dodaj odniesienie do dokumentu Opis Produktu Końcowego Projektu]</text:span></text:p>
      <text:h text:style-name="Heading_20_2" text:outline-level="2"><text:soft-page-break/>Formuła realizacji projektu<text:note text:id="ftn1" text:note-class="footnote"><text:note-citation>1</text:note-citation><text:note-body><text:p text:style-name="P20"><text:s/><text:span text:style-name="T3">Formuła realizacji projektu jest sposobem w jaki prace projektu zostaną zrealizowane, określenie rozwiązania, które zostanie zastosowane w projekcie w celu dostarczenia rozwiązania biznesowego, wybranego z Uzasadnienia Biznesowego, z uwzględnieniem środowiska operacyjnego, do którego to rozwiązanie musi być dostosowane. </text:span></text:p><text:p text:style-name="Footnote"/></text:note-body></text:note></text:h>
      <text:p text:style-name="Standard"><text:span text:style-name="T2">[Opisz rozwiązanie, które zostanie zastosowane w projekcie w celu dostarczenia rozwiązania biznesowego, wybranego z Uzasadnienia Biznesowego, z uwzględnieniem środowiska operacyjnego, do którego to rozwiązanie musi być dostosowane.]</text:span></text:p>
      <text:h text:style-name="Heading_20_2" text:outline-level="2">Struktura Zespołu Zarządzania Projektem</text:h>
      <text:p text:style-name="Standard"><text:span text:style-name="T2">[W tabeli poniżej wskaż role, które będą zaangażowane w zarządzanie projektem. Jeśli są znane wymień Nazwisko i imię, organizację, podaj kontakt (telefon, e-mail). W tabeli umieszczono typowe role w projekcie. Role należy dostosować do projektu.]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Rola</text:p>
          </table:table-cell>
          <table:table-cell table:style-name="Table2.B1" office:value-type="string">
            <text:p text:style-name="P17">Nazwisko i imię</text:p>
          </table:table-cell>
          <table:table-cell table:style-name="Table2.B1" office:value-type="string">
            <text:p text:style-name="P17">Organizacja</text:p>
          </table:table-cell>
          <table:table-cell table:style-name="Table2.D1" office:value-type="string">
            <text:p text:style-name="P17">Kontakt (e-mail, telefon)</text:p>
          </table:table-cell>
        </table:table-row>
        <table:table-row table:style-name="Table2.1">
          <table:table-cell table:style-name="Table2.A2" office:value-type="string">
            <text:p text:style-name="P15">PKS</text:p>
          </table:table-cell>
          <table:table-cell table:style-name="Table2.B2" office:value-type="string">
            <text:p text:style-name="P21"><text:span text:style-name="T2">[Nazwisko, Imię]</text:span></text:p>
          </table:table-cell>
          <table:table-cell table:style-name="Table2.B2" office:value-type="string">
            <text:p text:style-name="P23">[Organizacja]</text:p>
          </table:table-cell>
          <table:table-cell table:style-name="Table2.B2" office:value-type="string">
            <text:p text:style-name="P23">Tel: +48 22 000 25 00</text:p>
            <text:p text:style-name="P23">e-mail:</text:p>
          </table:table-cell>
        </table:table-row>
        <table:table-row table:style-name="Table2.1">
          <table:table-cell table:style-name="Table2.A3" office:value-type="string">
            <text:p text:style-name="P15">Główny Użytkownik</text:p>
          </table:table-cell>
          <table:table-cell table:style-name="Table2.B3" office:value-type="string">
            <text:p text:style-name="P21"><text:span text:style-name="T2">[Nazwisko, Imię]</text:span></text:p>
          </table:table-cell>
          <table:table-cell table:style-name="Table2.B3" office:value-type="string">
            <text:p text:style-name="P23">[Organizacja]</text:p>
          </table:table-cell>
          <table:table-cell table:style-name="Table2.D3" office:value-type="string">
            <text:p text:style-name="P23">Tel: +48 22 000 25 00</text:p>
          </table:table-cell>
        </table:table-row>
        <table:table-row table:style-name="Table2.1">
          <table:table-cell table:style-name="Table2.A4" office:value-type="string">
            <text:p text:style-name="P15">Główny Dostawca</text:p>
          </table:table-cell>
          <table:table-cell table:style-name="Table2.B2" office:value-type="string">
            <text:p text:style-name="P21"><text:span text:style-name="T2">[Nazwisko, Imię]</text:span></text:p>
          </table:table-cell>
          <table:table-cell table:style-name="Table2.B2" office:value-type="string">
            <text:p text:style-name="P23">[Organizacja]</text:p>
          </table:table-cell>
          <table:table-cell table:style-name="Table2.B2" office:value-type="string">
            <text:p text:style-name="P23">Tel: +48 22 000 25 00</text:p>
          </table:table-cell>
        </table:table-row>
        <table:table-row table:style-name="Table2.1">
          <table:table-cell table:style-name="Table2.A5" office:value-type="string">
            <text:p text:style-name="P15">Kierownik Projektu</text:p>
          </table:table-cell>
          <table:table-cell table:style-name="Table2.B3" office:value-type="string">
            <text:p text:style-name="P21"><text:span text:style-name="T2">[Nazwisko, Imię]</text:span></text:p>
          </table:table-cell>
          <table:table-cell table:style-name="Table2.B3" office:value-type="string">
            <text:p text:style-name="P23">[Organizacja]</text:p>
          </table:table-cell>
          <table:table-cell table:style-name="Table2.D3" office:value-type="string">
            <text:p text:style-name="P23">Tel: +48 22 000 25 00</text:p>
          </table:table-cell>
        </table:table-row>
        <table:table-row table:style-name="Table2.1">
          <table:table-cell table:style-name="Table2.A6" office:value-type="string">
            <text:p text:style-name="P15">Wsparcie Projektu</text:p>
          </table:table-cell>
          <table:table-cell table:style-name="Table2.B2" office:value-type="string">
            <text:p text:style-name="P21"><text:span text:style-name="T2">[Nazwisko, Imię]</text:span></text:p>
          </table:table-cell>
          <table:table-cell table:style-name="Table2.B2" office:value-type="string">
            <text:p text:style-name="P23">[Organizacja]</text:p>
          </table:table-cell>
          <table:table-cell table:style-name="Table2.B2" office:value-type="string">
            <text:p text:style-name="P23">Tel: +48 22 000 25 00</text:p>
          </table:table-cell>
        </table:table-row>
        <table:table-row table:style-name="Table2.1">
          <table:table-cell table:style-name="Table2.A7" office:value-type="string">
            <text:p text:style-name="P15">Nadzór Projektu</text:p>
          </table:table-cell>
          <table:table-cell table:style-name="Table2.B3" office:value-type="string">
            <text:p text:style-name="P21"><text:span text:style-name="T2">[Nazwisko, Imię]</text:span></text:p>
          </table:table-cell>
          <table:table-cell table:style-name="Table2.B3" office:value-type="string">
            <text:p text:style-name="P23">[Organizacja]</text:p>
          </table:table-cell>
          <table:table-cell table:style-name="Table2.D3" office:value-type="string">
            <text:p text:style-name="P23">Tel: +48 22 000 25 00</text:p>
          </table:table-cell>
        </table:table-row>
        <table:table-row table:style-name="Table2.1">
          <table:table-cell table:style-name="Table2.A8" office:value-type="string">
            <text:p text:style-name="P15">Kierownik zespołu 1</text:p>
          </table:table-cell>
          <table:table-cell table:style-name="Table2.B2" office:value-type="string">
            <text:p text:style-name="P21"><text:span text:style-name="T2">[Nazwisko, Imię]</text:span></text:p>
          </table:table-cell>
          <table:table-cell table:style-name="Table2.B2" office:value-type="string">
            <text:p text:style-name="P23">[Organizacja]</text:p>
          </table:table-cell>
          <table:table-cell table:style-name="Table2.B2" office:value-type="string">
            <text:p text:style-name="P23">Tel: +48 22 000 25 00</text:p>
          </table:table-cell>
        </table:table-row>
        <table:table-row table:style-name="Table2.1">
          <table:table-cell table:style-name="Table2.A9" office:value-type="string">
            <text:p text:style-name="P15">Kierownik zespołu 2</text:p>
          </table:table-cell>
          <table:table-cell table:style-name="Table2.B9" office:value-type="string">
            <text:p text:style-name="P21"><text:span text:style-name="T2">[Nazwisko, Imię]</text:span></text:p>
          </table:table-cell>
          <table:table-cell table:style-name="Table2.B9" office:value-type="string">
            <text:p text:style-name="P23">[Organizacja]</text:p>
          </table:table-cell>
          <table:table-cell table:style-name="Table2.D9" office:value-type="string">
            <text:p text:style-name="P23">Tel: +48 22 000 25 00</text:p>
          </table:table-cell>
        </table:table-row>
      </table:table>
      <text:h text:style-name="Heading_20_2" text:outline-level="2">Informacje dodatkowe</text:h>
      <text:p text:style-name="P16"><text:span text:style-name="T2">[Tu umieść inne informacje mające znaczenie dla projektu takie np. jak:</text:span></text:p>
      <text:list xml:id="list1538118867" text:style-name="WWNum2">
        <text:list-item>
          <text:p text:style-name="P5"><text:span text:style-name="T2">Potrzebne zasoby</text:span></text:p>
        </text:list-item>
        <text:list-item>
          <text:p text:style-name="P5"><text:span text:style-name="T2">Technologie</text:span></text:p>
        </text:list-item>
        <text:list-item>
          <text:p text:style-name="P5"><text:span text:style-name="T2">Przewidywane fazy projektu</text:span></text:p>
        </text:list-item>
        <text:list-item>
          <text:p text:style-name="P5"><text:span text:style-name="T2">Najważniejsze kamienie milowe</text:span></text:p>
        </text:list-item>
      </text:list>
      <text:p text:style-name="Standard"><text:span text:style-name="T2">]</text:span></text:p>
      <text:h text:style-name="Heading_20_2" text:outline-level="2"><text:soft-page-break/>Wersje dokumentu i kluczowe zmian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6">Wersja</text:p>
            </table:table-cell>
            <table:table-cell table:style-name="Table3.A1" office:value-type="string">
              <text:p text:style-name="P6">Data</text:p>
            </table:table-cell>
            <table:table-cell table:style-name="Table3.A1" office:value-type="string">
              <text:p text:style-name="P6">Kluczowe zmiany</text:p>
            </table:table-cell>
            <table:table-cell table:style-name="Table3.A1" office:value-type="string">
              <text:p text:style-name="P6">Autor</text:p>
            </table:table-cell>
            <table:table-cell table:style-name="Table3.A1" office:value-type="string">
              <text:p text:style-name="P6">Nazwa pliku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5">1.0</text:p>
          </table:table-cell>
          <table:table-cell table:style-name="Table3.B2" office:value-type="string">
            <text:p text:style-name="P19">[Data]</text:p>
          </table:table-cell>
          <table:table-cell table:style-name="Table3.C2" office:value-type="string">
            <text:p text:style-name="P25">Wersja oryginalna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5"/>
          </table:table-cell>
        </table:table-row>
        <table:table-row table:style-name="Table3.3">
          <table:table-cell table:style-name="Table3.A3" office:value-type="string">
            <text:p text:style-name="P25"/>
          </table:table-cell>
          <table:table-cell table:style-name="Table3.B3" office:value-type="string">
            <text:p text:style-name="P25"/>
          </table:table-cell>
          <table:table-cell table:style-name="Table3.C3" office:value-type="string">
            <text:p text:style-name="P25"/>
          </table:table-cell>
          <table:table-cell table:style-name="Table3.D3" office:value-type="string">
            <text:p text:style-name="P25"/>
          </table:table-cell>
          <table:table-cell table:style-name="Table3.E3" office:value-type="string">
            <text:p text:style-name="P25"/>
          </table:table-cell>
        </table:table-row>
      </table:table>
      <text:h text:style-name="Heading_20_2" text:outline-level="2">Zatwierdzeni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6">Wersja</text:p>
            </table:table-cell>
            <table:table-cell table:style-name="Table5.A1" office:value-type="string">
              <text:p text:style-name="P6">Data</text:p>
            </table:table-cell>
            <table:table-cell table:style-name="Table5.A1" office:value-type="string">
              <text:p text:style-name="P6">Zatwierdzający</text:p>
            </table:table-cell>
            <table:table-cell table:style-name="Table5.A1" office:value-type="string">
              <text:p text:style-name="P6">Funkcja</text:p>
            </table:table-cell>
            <table:table-cell table:style-name="Table5.A1" office:value-type="string">
              <text:p text:style-name="P6">Podpis (e-mail)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6">1.0</text:p>
          </table:table-cell>
          <table:table-cell table:style-name="Table5.B2" office:value-type="string">
            <text:p text:style-name="P6">[Data]</text:p>
          </table:table-cell>
          <table:table-cell table:style-name="Table5.C2" office:value-type="string">
            <text:p text:style-name="P6">Nazwisko i imię</text:p>
          </table:table-cell>
          <table:table-cell table:style-name="Table5.D2" office:value-type="string">
            <text:p text:style-name="P6"/>
          </table:table-cell>
          <table:table-cell table:style-name="Table5.E2" office:value-type="string">
            <text:p text:style-name="P6"/>
          </table:table-cell>
        </table:table-row>
        <table:table-row table:style-name="Table5.2">
          <table:table-cell table:style-name="Table5.A3" office:value-type="string">
            <text:p text:style-name="P6"/>
          </table:table-cell>
          <table:table-cell table:style-name="Table5.B3" office:value-type="string">
            <text:p text:style-name="P6"/>
          </table:table-cell>
          <table:table-cell table:style-name="Table5.C3" office:value-type="string">
            <text:p text:style-name="P6"/>
          </table:table-cell>
          <table:table-cell table:style-name="Table5.D3" office:value-type="string">
            <text:p text:style-name="P6"/>
          </table:table-cell>
          <table:table-cell table:style-name="Table5.E3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next-style-name="Standard" style:default-outline-level="" style:class="text">
      <style:paragraph-properties fo:margin-top="0.1528in" fo:margin-bottom="0.0972in" style:contextual-spacing="false" fo:line-height="130%" fo:text-align="start" style:justify-single-word="false" fo:orphans="2" fo:widows="2" fo:padding-left="0in" fo:padding-right="0in" fo:padding-top="0in" fo:padding-bottom="0.0138in" fo:border-left="none" fo:border-right="none" fo:border-top="none" fo:border-bottom="0.51pt solid #999999" style:writing-mode="lr-tb">
        <style:tab-stops>
          <style:tab-stop style:position="0.248in"/>
        </style:tab-stops>
      </style:paragraph-properties>
      <style:text-properties fo:color="#0067b1" loext:opacity="100%" style:font-name="Palatino Linotype" fo:font-family="'Palatino Linotype'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" style:font-family-asian="'Times New Roman'" style:font-family-generic-asian="system" style:font-pitch-asian="variable" style:font-size-asian="7pt" style:font-name-complex="Times New Roman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1_20_Znak" style:display-name="Nagłówek 1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Nagłówek_20_9_20_Znak" style:display-name="Nagłówek 9 Znak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009in" fo:margin-left="0in" fo:margin-top="0in" fo:margin-bottom="0in" table:align="left" style:writing-mode="lr-tb"/>
    </style:style>
    <style:style style:name="Table4.A" style:family="table-column">
      <style:table-column-properties style:column-width="0.8854in"/>
    </style:style>
    <style:style style:name="Table4.B" style:family="table-column">
      <style:table-column-properties style:column-width="0.9847in"/>
    </style:style>
    <style:style style:name="Table4.C" style:family="table-column">
      <style:table-column-properties style:column-width="0.0972in"/>
    </style:style>
    <style:style style:name="Table4.D" style:family="table-column">
      <style:table-column-properties style:column-width="2.5333in"/>
    </style:style>
    <style:style style:name="Table4.E" style:family="table-column">
      <style:table-column-properties style:column-width="2.5076in"/>
    </style:style>
    <style:style style:name="Table4.1" style:family="table-row">
      <style:table-row-properties style:row-height="0.5917in" fo:keep-together="auto"/>
    </style:style>
    <style:style style:name="Table4.A1" style:family="table-cell">
      <style:table-cell-properties style:vertical-align="middle" fo:padding="0in" fo:border="none"/>
    </style:style>
    <style:style style:name="Table4.D1" style:family="table-cell">
      <style:table-cell-properties fo:padding="0in" fo:border="none"/>
    </style:style>
    <style:style style:name="Table4.2" style:family="table-row">
      <style:table-row-properties style:row-height="0.2028in" fo:keep-together="auto"/>
    </style:style>
    <style:style style:name="Table4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4.B2" style:family="table-cell">
      <style:table-cell-properties fo:padding="0in" fo:border-left="none" fo:border-right="none" fo:border-top="0.5pt solid #999999" fo:border-bottom="0.5pt solid #999999"/>
    </style:style>
    <style:style style:name="Table4.3" style:family="table-row">
      <style:table-row-properties style:row-height="0.1944in" fo:keep-together="auto"/>
    </style:style>
    <style:style style:name="Table4.B3" style:family="table-cell">
      <style:table-cell-properties fo:padding="0in" fo:border-left="none" fo:border-right="none" fo:border-top="0.5pt solid #999999" fo:border-bottom="0.5pt solid #999999"/>
    </style:style>
    <style:style style:name="Table4.4" style:family="table-row">
      <style:table-row-properties style:row-height="0.1979in" fo:keep-together="auto"/>
    </style:style>
    <style:style style:name="Table4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fo:color="#4f6228" loext:opacity="100%" style:font-name="Calibri" fo:font-weight="bold" style:font-weight-asian="bold"/>
    </style:style>
    <style:style style:name="MP4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style:font-name="Calibri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language="pl" fo:country="PL"/>
    </style:style>
    <style:style style:name="MT4" style:family="text">
      <style:text-properties fo:color="#4f6228" loext:opacity="100%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4.D1" table:number-columns-spanned="2" office:value-type="string">
              <text:p text:style-name="MP3"><text:span text:style-name="MT3">Założenia Projektu</text:span></text:p>
              <text:p text:style-name="MP4"><text:span text:style-name="MT4">[Nazwa Projektu]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5">Dokument:</text:p>
            </table:table-cell>
            <table:table-cell table:style-name="Table4.B2" table:number-columns-spanned="4" office:value-type="string">
              <text:p text:style-name="MP6">Nazwa dokumentu</text:p>
            </table:table-cell>
            <table:covered-table-cell/>
            <table:covered-table-cell/>
            <table:covered-table-cell/>
          </table:table-row>
          <table:table-row table:style-name="Table4.3">
            <table:table-cell table:style-name="Table4.A2" office:value-type="string">
              <text:p text:style-name="MP5">Autor:</text:p>
            </table:table-cell>
            <table:table-cell table:style-name="Table4.B3" table:number-columns-spanned="4" office:value-type="string">
              <text:p text:style-name="MP6">Imię i Nazwisko</text:p>
            </table:table-cell>
            <table:covered-table-cell/>
            <table:covered-table-cell/>
            <table:covered-table-cell/>
          </table:table-row>
          <table:table-row table:style-name="Table4.4">
            <table:table-cell table:style-name="Table4.A2" office:value-type="string">
              <text:p text:style-name="MP7">Wersja:</text:p>
            </table:table-cell>
            <table:table-cell table:style-name="Table4.A2" office:value-type="string">
              <text:p text:style-name="MP6">[1.0]</text:p>
            </table:table-cell>
            <table:table-cell table:style-name="Table4.C4" table:number-columns-spanned="2" office:value-type="string">
              <text:p text:style-name="MP8">[Rok/Miesiąc]</text:p>
            </table:table-cell>
            <table:covered-table-cell/>
            <table:table-cell table:style-name="Table4.A2" office:value-type="string">
              <text:p text:style-name="MP9">Strona <text:page-number text:select-page="current">3</text:page-number><text:s/>z <text:page-count>3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ałożenia projektu [PZ03]</dc:subject>
    <meta:initial-creator>Imię i Nazwisko</meta:initial-creator>
    <dc:creator>Marian Urbanek</dc:creator>
    <meta:editing-cycles>12</meta:editing-cycles>
    <meta:creation-date>2014-02-17T11:10:00</meta:creation-date>
    <dc:date>2021-01-28T17:06:00</dc:date>
    <meta:editing-duration>PT28M</meta:editing-duration>
    <meta:generator>LibreOffice/7.1.1.2$Linux_X86_64 LibreOffice_project/10$Build-2</meta:generator>
    <meta:document-statistic meta:table-count="5" meta:image-count="0" meta:object-count="0" meta:page-count="3" meta:paragraph-count="105" meta:word-count="395" meta:character-count="2888" meta:non-whitespace-character-count="2591"/>
    <meta:user-defined meta:name="AppVersion">16.0000</meta:user-defined>
    <meta:user-defined meta:name="ContentTypeId">0x0101001CEC3163C36F6049894950CBD2798C90</meta:user-defined>
    <meta:template xlink:type="simple" xlink:actuate="onRequest" xlink:title="WBE_ZP_SzablonDokumentow" xlink:href=""/>
  </office:meta>
</office:document-meta>
</file>